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4000003FFA8175427C3D14A82.png" manifest:media-type="image/png"/>
  <manifest:file-entry manifest:full-path="Pictures/10000201000005BE000002926683C383A3C06AC3.png" manifest:media-type="image/png"/>
  <manifest:file-entry manifest:full-path="Pictures/100002010000080E000004157B9F5ED2463B9C80.png" manifest:media-type="image/png"/>
  <manifest:file-entry manifest:full-path="Pictures/100002010000098C000003DE3BFE0C05C350BA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in" svg:y="1.0799in" svg:width="10.8126in" svg:height="5.4791in" draw:z-index="0"><draw:image xlink:href="Pictures/100002010000080E000004157B9F5ED2463B9C8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2" text:anchor-type="paragraph" svg:x="0in" svg:y="1.4965in" svg:width="10.8126in" svg:height="4.3791in" draw:z-index="1"><draw:image xlink:href="Pictures/100002010000098C000003DE3BFE0C05C350BA88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Bild3" text:anchor-type="paragraph" svg:width="10.8126in" svg:height="6.5681in" draw:z-index="2"><draw:image xlink:href="Pictures/1000020100000694000003FFA8175427C3D14A82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Bild4" text:anchor-type="paragraph" svg:width="10.8126in" svg:height="4.8398in" draw:z-index="3"><draw:image xlink:href="Pictures/10000201000005BE000002926683C383A3C06AC3.png" xlink:type="simple" xlink:show="embed" xlink:actuate="onLoad" loext:mime-type="image/x-vclgraphic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4402in" fo:margin-bottom="0.4402in" fo:margin-left="0.4402in" fo:margin-right="0.4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Zug</meta:initial-creator>
    <meta:creation-date>2020-12-15T13:21:53.849540314</meta:creation-date>
    <dc:date>2020-12-15T13:26:18.692025600</dc:date>
    <dc:creator>Sebastian Zug</dc:creator>
    <meta:editing-duration>PT4M25S</meta:editing-duration>
    <meta:editing-cycles>1</meta:editing-cycles>
    <meta:document-statistic meta:table-count="0" meta:image-count="4" meta:object-count="0" meta:page-count="5" meta:paragraph-count="0" meta:word-count="0" meta:character-count="0" meta:non-whitespace-character-count="0"/>
    <meta:generator>LibreOffice/6.0.7.3$Linux_X86_64 LibreOffice_project/00m0$Build-3</meta:generator>
  </office:meta>
</office:document-meta>
</file>